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e1f" officeooo:paragraph-rsid="000dd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4:18:04.772763657</meta:creation-date>
    <dc:date>2018-11-18T14:18:24.06337714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